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hitney" svg:font-family="Whitney, 'Helvetica Neue', Helvetica, Arial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text-properties officeooo:paragraph-rsid="001bbf0b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bf0b" officeooo:paragraph-rsid="001bbf0b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e676b" officeooo:paragraph-rsid="001e676b" style:font-style-asian="normal" style:font-weight-asian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bbf0b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bbf0b" style:font-style-asian="normal" style:font-weight-asian="normal"/>
    </style:style>
    <style:style style:name="T4" style:family="text">
      <style:text-properties officeooo:rsid="001740fd"/>
    </style:style>
    <style:style style:name="T5" style:family="text">
      <style:text-properties officeooo:rsid="001a08fa"/>
    </style:style>
    <style:style style:name="T6" style:family="text">
      <style:text-properties officeooo:rsid="001bbf0b"/>
    </style:style>
    <style:style style:name="T7" style:family="text">
      <style:text-properties officeooo:rsid="001cfd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6">6th</text:span> of <text:span text:style-name="T6">September</text:span> 202<text:span text:style-name="T6">2</text:span> under the <text:span text:style-name="T6">24th</text:span> PA Meeting.</text:p>
      <text:p text:style-name="P1"/>
      <text:p text:style-name="P1">The Assembly, recognising the current situation,</text:p>
      <text:p text:style-name="P1"/>
      <text:p text:style-name="P7"><text:span text:style-name="T3">Constitutes the need t</text:span>o make it possible to throw out a motion that negates one that was passed in the last two meetings or calls for the repealing of one passed in that time period, <text:span text:style-name="T6">this by a meeting in majority. Asking for a motion to be repealed/putting in a motion that negates one that was just passed </text:span><text:span text:style-name="T7">is likely to be redundant</text:span><text:span text:style-name="T6"> as it was just proven to be supported by the majority and is therefore a waste of time and resources.</text:span></text:p>
      <text:p text:style-name="P5"/>
      <text:p text:style-name="P1"/>
      <text:p text:style-name="P1">And proceeds.</text:p>
      <text:p text:style-name="P1"/>
      <text:p text:style-name="P1">Signed by,</text:p>
      <text:p text:style-name="P6">Thanster</text:p>
      <text:p text:style-name="P6">Comradedoggo_22</text:p>
      <text:p text:style-name="P6">Emeralda_axe7</text:p>
      <text:p text:style-name="P6">_yoran_</text:p>
      <text:p text:style-name="P1"/>
      <text:p text:style-name="P1"/>
      <text:p text:style-name="P1"/>
      <text:p text:style-name="P3"><text:span text:style-name="T1">[</text:span><text:span text:style-name="T2">Motion 24-4: To make it possible to throw out a motion that negates one that was passed in the last two meetings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7T08:49:49.456958184</dc:date>
    <meta:editing-duration>PT5M10S</meta:editing-duration>
    <meta:editing-cycles>8</meta:editing-cycles>
    <meta:generator>LibreOffice/7.3.5.2$Linux_X86_64 LibreOffice_project/392c644e8a6d1ea0765aa2d613a91bcef808d6ea</meta:generator>
    <meta:document-statistic meta:table-count="0" meta:image-count="0" meta:object-count="0" meta:page-count="1" meta:paragraph-count="10" meta:word-count="134" meta:character-count="750" meta:non-whitespace-character-count="626"/>
  </office:meta>
</office:document-meta>
</file>